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access-account" style:family="table">
      <style:table-properties style:width="6.925in" table:align="margins" style:shadow="none" style:may-break-between-rows="false"/>
    </style:style>
    <style:style style:name="access-account.A" style:family="table-column">
      <style:table-column-properties style:column-width="2.3083in" style:rel-column-width="21845*"/>
    </style:style>
    <style:style style:name="access-account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access-account.C1" style:family="table-cell">
      <style:table-cell-properties fo:background-color="transparent" fo:padding="0.0382in" fo:border="0.05pt solid #000000">
        <style:background-image/>
      </style:table-cell-properties>
    </style:style>
    <style:style style:name="access-account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access-account.C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deposit-funds" style:family="table">
      <style:table-properties style:width="6.925in" table:align="margins"/>
    </style:style>
    <style:style style:name="deposit-funds.A" style:family="table-column">
      <style:table-column-properties style:column-width="2.3083in" style:rel-column-width="21845*"/>
    </style:style>
    <style:style style:name="deposit-funds.A1" style:family="table-cell">
      <style:table-cell-properties fo:padding="0.0382in" fo:border-left="0.05pt solid #000000" fo:border-right="none" fo:border-top="0.05pt solid #000000" fo:border-bottom="0.05pt solid #000000"/>
    </style:style>
    <style:style style:name="deposit-funds.C1" style:family="table-cell">
      <style:table-cell-properties fo:padding="0.0382in" fo:border="0.05pt solid #000000"/>
    </style:style>
    <style:style style:name="deposit-funds.A2" style:family="table-cell">
      <style:table-cell-properties fo:padding="0.0382in" fo:border-left="0.05pt solid #000000" fo:border-right="none" fo:border-top="none" fo:border-bottom="0.05pt solid #000000"/>
    </style:style>
    <style:style style:name="deposit-funds.C2" style:family="table-cell">
      <style:table-cell-properties fo:padding="0.0382in" fo:border-left="0.05pt solid #000000" fo:border-right="0.05pt solid #000000" fo:border-top="none" fo:border-bottom="0.05pt solid #000000"/>
    </style:style>
    <style:style style:name="withdrawal-funds" style:family="table">
      <style:table-properties style:width="6.925in" table:align="margins"/>
    </style:style>
    <style:style style:name="withdrawal-funds.A" style:family="table-column">
      <style:table-column-properties style:column-width="2.3083in" style:rel-column-width="21845*"/>
    </style:style>
    <style:style style:name="withdrawal-funds.A1" style:family="table-cell">
      <style:table-cell-properties fo:padding="0.0382in" fo:border-left="0.05pt solid #000000" fo:border-right="none" fo:border-top="0.05pt solid #000000" fo:border-bottom="0.05pt solid #000000"/>
    </style:style>
    <style:style style:name="withdrawal-funds.C1" style:family="table-cell">
      <style:table-cell-properties fo:padding="0.0382in" fo:border="0.05pt solid #000000"/>
    </style:style>
    <style:style style:name="withdrawal-funds.A2" style:family="table-cell">
      <style:table-cell-properties fo:padding="0.0382in" fo:border-left="0.05pt solid #000000" fo:border-right="none" fo:border-top="none" fo:border-bottom="0.05pt solid #000000"/>
    </style:style>
    <style:style style:name="withdrawal-funds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27730" officeooo:paragraph-rsid="00027730"/>
    </style:style>
    <style:style style:name="P2" style:family="paragraph" style:parent-style-name="Text_20_body">
      <style:text-properties officeooo:paragraph-rsid="00027730"/>
    </style:style>
    <style:style style:name="P3" style:family="paragraph" style:parent-style-name="Text_20_body">
      <style:text-properties officeooo:paragraph-rsid="00044f6c"/>
    </style:style>
    <style:style style:name="P4" style:family="paragraph" style:parent-style-name="Text_20_body" style:list-style-name="L3">
      <style:text-properties officeooo:rsid="00071322" officeooo:paragraph-rsid="00071322"/>
    </style:style>
    <style:style style:name="P5" style:family="paragraph" style:parent-style-name="Text_20_body" style:list-style-name="L3">
      <style:text-properties officeooo:rsid="00071322" officeooo:paragraph-rsid="00084ef1"/>
    </style:style>
    <style:style style:name="P6" style:family="paragraph" style:parent-style-name="Text_20_body" style:list-style-name="L1">
      <style:text-properties officeooo:paragraph-rsid="00071322"/>
    </style:style>
    <style:style style:name="P7" style:family="paragraph" style:parent-style-name="Text_20_body" style:list-style-name="L4">
      <style:text-properties officeooo:rsid="00084ef1" officeooo:paragraph-rsid="00084ef1"/>
    </style:style>
    <style:style style:name="P8" style:family="paragraph" style:parent-style-name="Text_20_body" style:list-style-name="L5">
      <style:text-properties officeooo:rsid="00084ef1" officeooo:paragraph-rsid="00084ef1"/>
    </style:style>
    <style:style style:name="P9" style:family="paragraph" style:parent-style-name="Text_20_body" style:list-style-name="L6">
      <style:text-properties officeooo:rsid="00084ef1" officeooo:paragraph-rsid="000d9ac8"/>
    </style:style>
    <style:style style:name="P10" style:family="paragraph" style:parent-style-name="Text_20_body" style:list-style-name="L7">
      <style:text-properties officeooo:rsid="00084ef1" officeooo:paragraph-rsid="000d9ac8"/>
    </style:style>
    <style:style style:name="P11" style:family="paragraph" style:parent-style-name="Text_20_body" style:list-style-name="L6">
      <style:text-properties officeooo:rsid="000a04c9" officeooo:paragraph-rsid="000a04c9"/>
    </style:style>
    <style:style style:name="P12" style:family="paragraph" style:parent-style-name="Text_20_body" style:list-style-name="L7">
      <style:text-properties officeooo:rsid="000a04c9" officeooo:paragraph-rsid="000a04c9"/>
    </style:style>
    <style:style style:name="P13" style:family="paragraph" style:parent-style-name="Text_20_body" style:list-style-name="L8">
      <style:text-properties officeooo:rsid="000a6731" officeooo:paragraph-rsid="000a6731"/>
    </style:style>
    <style:style style:name="P14" style:family="paragraph" style:parent-style-name="Text_20_body" style:list-style-name="L1">
      <style:text-properties officeooo:rsid="000b930e" officeooo:paragraph-rsid="000b930e"/>
    </style:style>
    <style:style style:name="P15" style:family="paragraph" style:parent-style-name="Title">
      <style:text-properties officeooo:rsid="00027730" officeooo:paragraph-rsid="00027730"/>
    </style:style>
    <style:style style:name="P16" style:family="paragraph" style:parent-style-name="Heading_20_1">
      <style:text-properties style:text-underline-style="solid" style:text-underline-width="auto" style:text-underline-color="font-color" officeooo:rsid="00027730" officeooo:paragraph-rsid="00027730"/>
    </style:style>
    <style:style style:name="P17" style:family="paragraph" style:parent-style-name="Subtitle">
      <style:text-properties officeooo:rsid="00027730" officeooo:paragraph-rsid="00027730"/>
    </style:style>
    <style:style style:name="P18" style:family="paragraph" style:parent-style-name="Heading_20_2">
      <style:text-properties officeooo:rsid="00071322" officeooo:paragraph-rsid="00071322"/>
    </style:style>
    <style:style style:name="P19" style:family="paragraph" style:parent-style-name="Heading_20_2">
      <style:text-properties style:text-underline-style="none" officeooo:rsid="00071322" officeooo:paragraph-rsid="00071322"/>
    </style:style>
    <style:style style:name="P20" style:family="paragraph" style:parent-style-name="Heading_20_2">
      <style:text-properties style:text-underline-style="none" officeooo:rsid="00044f6c" officeooo:paragraph-rsid="00044f6c"/>
    </style:style>
    <style:style style:name="P21" style:family="paragraph" style:parent-style-name="Heading_20_2">
      <style:text-properties style:text-underline-style="none" officeooo:rsid="00089e98" officeooo:paragraph-rsid="00089e98"/>
    </style:style>
    <style:style style:name="P22" style:family="paragraph" style:parent-style-name="Heading_20_2">
      <style:text-properties officeooo:rsid="00084ef1" officeooo:paragraph-rsid="00084ef1"/>
    </style:style>
    <style:style style:name="P23" style:family="paragraph" style:parent-style-name="Heading_20_2">
      <style:text-properties officeooo:rsid="000a04c9" officeooo:paragraph-rsid="000a04c9"/>
    </style:style>
    <style:style style:name="P24" style:family="paragraph" style:parent-style-name="Heading_20_2">
      <style:text-properties officeooo:rsid="000a6731" officeooo:paragraph-rsid="000a6731"/>
    </style:style>
    <style:style style:name="P25" style:family="paragraph" style:parent-style-name="Table_20_Contents">
      <style:text-properties officeooo:rsid="00027730" officeooo:paragraph-rsid="00027730"/>
    </style:style>
    <style:style style:name="P26" style:family="paragraph" style:parent-style-name="Table_20_Contents">
      <style:text-properties officeooo:rsid="00044f6c" officeooo:paragraph-rsid="00044f6c"/>
    </style:style>
    <style:style style:name="P27" style:family="paragraph" style:parent-style-name="Table_20_Contents">
      <style:text-properties officeooo:rsid="00071322" officeooo:paragraph-rsid="00071322"/>
    </style:style>
    <style:style style:name="P28" style:family="paragraph" style:parent-style-name="Table_20_Contents">
      <style:text-properties officeooo:rsid="00084ef1" officeooo:paragraph-rsid="00084ef1"/>
    </style:style>
    <style:style style:name="P29" style:family="paragraph" style:parent-style-name="Table_20_Contents">
      <style:text-properties officeooo:rsid="00089e98" officeooo:paragraph-rsid="00089e98"/>
    </style:style>
    <style:style style:name="P30" style:family="paragraph" style:parent-style-name="Table_20_Contents">
      <style:text-properties officeooo:rsid="000a6731" officeooo:paragraph-rsid="000a6731"/>
    </style:style>
    <style:style style:name="P31" style:family="paragraph" style:parent-style-name="Table_20_Heading">
      <style:text-properties officeooo:rsid="00027730" officeooo:paragraph-rsid="00027730"/>
    </style:style>
    <style:style style:name="P32" style:family="paragraph" style:parent-style-name="Table_20_Heading">
      <style:text-properties officeooo:rsid="00044f6c" officeooo:paragraph-rsid="00044f6c"/>
    </style:style>
    <style:style style:name="T1" style:family="text">
      <style:text-properties style:text-underline-style="solid" style:text-underline-width="auto" style:text-underline-color="font-color" officeooo:rsid="00027730"/>
    </style:style>
    <style:style style:name="T2" style:family="text">
      <style:text-properties style:text-underline-style="solid" style:text-underline-width="auto" style:text-underline-color="font-color" officeooo:rsid="00044f6c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071322"/>
    </style:style>
    <style:style style:name="T5" style:family="text">
      <style:text-properties style:text-underline-style="none" officeooo:rsid="00084ef1"/>
    </style:style>
    <style:style style:name="T6" style:family="text">
      <style:text-properties style:text-underline-style="none" officeooo:rsid="00089e98"/>
    </style:style>
    <style:style style:name="T7" style:family="text">
      <style:text-properties style:text-underline-style="none" officeooo:rsid="000b930e"/>
    </style:style>
    <style:style style:name="T8" style:family="text">
      <style:text-properties style:text-underline-style="none" officeooo:rsid="000d5433"/>
    </style:style>
    <style:style style:name="T9" style:family="text">
      <style:text-properties style:text-underline-style="none" officeooo:rsid="000d9ac8"/>
    </style:style>
    <style:style style:name="T10" style:family="text">
      <style:text-properties officeooo:rsid="00044f6c"/>
    </style:style>
    <style:style style:name="T11" style:family="text">
      <style:text-properties officeooo:rsid="0005f1ad"/>
    </style:style>
    <style:style style:name="T12" style:family="text">
      <style:text-properties officeooo:rsid="00084ef1"/>
    </style:style>
    <style:style style:name="T13" style:family="text">
      <style:text-properties officeooo:rsid="00089e98"/>
    </style:style>
    <style:style style:name="T14" style:family="text">
      <style:text-properties officeooo:rsid="000b930e"/>
    </style:style>
    <style:style style:name="T15" style:family="text">
      <style:text-properties officeooo:rsid="000d5433"/>
    </style:style>
    <style:style style:name="T16" style:family="text">
      <style:text-properties officeooo:rsid="000d9ac8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ATM Network System</text:p>
      <text:p text:style-name="P17">Use Cases</text:p>
      <text:h text:style-name="P16" text:outline-level="1">Access Account</text:h>
      <table:table table:name="access-account" table:style-name="access-account">
        <table:table-column table:style-name="access-account.A" table:number-columns-repeated="3"/>
        <table:table-header-rows>
          <table:table-row>
            <table:table-cell table:style-name="access-account.A1" office:value-type="string">
              <text:p text:style-name="P31">Step</text:p>
            </table:table-cell>
            <table:table-cell table:style-name="access-account.A1" office:value-type="string">
              <text:p text:style-name="P31">User's Action</text:p>
            </table:table-cell>
            <table:table-cell table:style-name="access-account.C1" office:value-type="string">
              <text:p text:style-name="P31">System Response</text:p>
            </table:table-cell>
          </table:table-row>
        </table:table-header-rows>
        <table:table-row>
          <table:table-cell table:style-name="access-account.A2" office:value-type="string">
            <text:p text:style-name="P25">1</text:p>
          </table:table-cell>
          <table:table-cell table:style-name="access-account.A2" office:value-type="string">
            <text:p text:style-name="P26">The user inserts <text:span text:style-name="T11">their</text:span> cash card into <text:span text:style-name="T11">an</text:span> ATM.</text:p>
          </table:table-cell>
          <table:table-cell table:style-name="access-account.C2" office:value-type="string">
            <text:p text:style-name="Table_20_Contents"/>
          </table:table-cell>
        </table:table-row>
        <table:table-row>
          <table:table-cell table:style-name="access-account.A2" office:value-type="string">
            <text:p text:style-name="P25">2</text:p>
          </table:table-cell>
          <table:table-cell table:style-name="access-account.A2" office:value-type="string">
            <text:p text:style-name="Table_20_Contents"/>
          </table:table-cell>
          <table:table-cell table:style-name="access-account.C2" office:value-type="string">
            <text:p text:style-name="P26">The ATM <text:span text:style-name="T12">prompts the user for an authorization code.</text:span></text:p>
          </table:table-cell>
        </table:table-row>
        <table:table-row>
          <table:table-cell table:style-name="access-account.A2" office:value-type="string">
            <text:p text:style-name="P25">3</text:p>
          </table:table-cell>
          <table:table-cell table:style-name="access-account.A2" office:value-type="string">
            <text:p text:style-name="P26">The user enters their <text:span text:style-name="T12">authorization</text:span> code.</text:p>
          </table:table-cell>
          <table:table-cell table:style-name="access-account.C2" office:value-type="string">
            <text:p text:style-name="P26"/>
          </table:table-cell>
        </table:table-row>
        <table:table-row>
          <table:table-cell table:style-name="access-account.A2" office:value-type="string">
            <text:p text:style-name="P25">4</text:p>
          </table:table-cell>
          <table:table-cell table:style-name="access-account.A2" office:value-type="string">
            <text:p text:style-name="Table_20_Contents"/>
          </table:table-cell>
          <table:table-cell table:style-name="access-account.C2" office:value-type="string">
            <text:p text:style-name="P26">The ATM <text:span text:style-name="T12">displays a list of menu options.</text:span></text:p>
          </table:table-cell>
        </table:table-row>
      </table:table>
      <text:p text:style-name="P1"/>
      <text:h text:style-name="P19" text:outline-level="2"><text:span text:style-name="T10">V</text:span>ariation #1</text:h>
      <text:list xml:id="list1970569489284898338" text:style-name="L1">
        <text:list-item>
          <text:p text:style-name="P6"><text:span text:style-name="T4">In step #</text:span><text:span text:style-name="T5">1, the user inserts an invalid cash card.</text:span></text:p>
          <text:list>
            <text:list-item>
              <text:p text:style-name="P14"><text:span text:style-name="T5">I</text:span><text:span text:style-name="T3">nvalid cash card number.</text:span></text:p>
            </text:list-item>
            <text:list-item>
              <text:p text:style-name="P14"><text:span text:style-name="T3">Expired cash card.</text:span></text:p>
            </text:list-item>
          </text:list>
        </text:list-item>
        <text:list-item>
          <text:p text:style-name="P6"><text:span text:style-name="T4">An error message is displayed and the card is returned to the customer.</text:span></text:p>
          <text:list>
            <text:list-item>
              <text:p text:style-name="P6"><text:span text:style-name="T4">“</text:span><text:span text:style-name="T7">Invalid Card – Unable to authenticate account information.</text:span></text:p>
            </text:list-item>
          </text:list>
        </text:list-item>
      </text:list>
      <text:h text:style-name="P18" text:outline-level="2">Variation #<text:span text:style-name="T13">2</text:span></text:h>
      <text:list xml:id="list3979072354215648094" text:style-name="L3">
        <text:list-item>
          <text:p text:style-name="P4">In step #<text:span text:style-name="T12">3,</text:span> the <text:span text:style-name="T12">user enters an invalid </text:span>auth<text:span text:style-name="T12">orization code.</text:span></text:p>
        </text:list-item>
        <text:list-item>
          <text:p text:style-name="P5">An error message is displayed.</text:p>
          <text:list>
            <text:list-item>
              <text:p text:style-name="P5">“<text:span text:style-name="T14">Invalid PIN – Unauthorized account access.”</text:span></text:p>
            </text:list-item>
          </text:list>
        </text:list-item>
        <text:list-item>
          <text:p text:style-name="P5"><text:span text:style-name="T12">Continue with step #2.</text:span></text:p>
        </text:list-item>
      </text:list>
      <text:h text:style-name="P16" text:outline-level="1">Deposit Funds</text:h>
      <table:table table:name="deposit-funds" table:style-name="deposit-funds">
        <table:table-column table:style-name="deposit-funds.A" table:number-columns-repeated="3"/>
        <table:table-row>
          <table:table-cell table:style-name="deposit-funds.A1" office:value-type="string">
            <text:p text:style-name="P31">Step</text:p>
          </table:table-cell>
          <table:table-cell table:style-name="deposit-funds.A1" office:value-type="string">
            <text:p text:style-name="P31">User's Action</text:p>
          </table:table-cell>
          <table:table-cell table:style-name="deposit-funds.C1" office:value-type="string">
            <text:p text:style-name="P31">System Response</text:p>
          </table:table-cell>
        </table:table-row>
        <table:table-row>
          <table:table-cell table:style-name="deposit-funds.A2" office:value-type="string">
            <text:p text:style-name="P26">1</text:p>
          </table:table-cell>
          <table:table-cell table:style-name="deposit-funds.A2" office:value-type="string">
            <text:p text:style-name="P27">The <text:span text:style-name="T12">user</text:span> carries out Access Account.</text:p>
          </table:table-cell>
          <table:table-cell table:style-name="deposit-funds.C2" office:value-type="string">
            <text:p text:style-name="Table_20_Contents"/>
          </table:table-cell>
        </table:table-row>
        <text:soft-page-break/>
        <table:table-row>
          <table:table-cell table:style-name="deposit-funds.A2" office:value-type="string">
            <text:p text:style-name="P26">2</text:p>
          </table:table-cell>
          <table:table-cell table:style-name="deposit-funds.A2" office:value-type="string">
            <text:p text:style-name="P28">The user selects Make a Deposit from the <text:span text:style-name="T13">Main Menu.</text:span></text:p>
          </table:table-cell>
          <table:table-cell table:style-name="deposit-funds.C2" office:value-type="string">
            <text:p text:style-name="Table_20_Contents"/>
          </table:table-cell>
        </table:table-row>
        <table:table-row>
          <table:table-cell table:style-name="deposit-funds.A2" office:value-type="string">
            <text:p text:style-name="P26">3</text:p>
          </table:table-cell>
          <table:table-cell table:style-name="deposit-funds.A2" office:value-type="string">
            <text:p text:style-name="Table_20_Contents"/>
          </table:table-cell>
          <table:table-cell table:style-name="deposit-funds.C2" office:value-type="string">
            <text:p text:style-name="P28">The ATM requests the user for the deposit amount.</text:p>
          </table:table-cell>
        </table:table-row>
        <table:table-row>
          <table:table-cell table:style-name="deposit-funds.A2" office:value-type="string">
            <text:p text:style-name="P26">4</text:p>
          </table:table-cell>
          <table:table-cell table:style-name="deposit-funds.A2" office:value-type="string">
            <text:p text:style-name="P28">The user enters <text:span text:style-name="T14">the</text:span> amount <text:span text:style-name="T14">to be deposited</text:span>.</text:p>
          </table:table-cell>
          <table:table-cell table:style-name="deposit-funds.C2" office:value-type="string">
            <text:p text:style-name="Table_20_Contents"/>
          </table:table-cell>
        </table:table-row>
        <table:table-row>
          <table:table-cell table:style-name="deposit-funds.A2" office:value-type="string">
            <text:p text:style-name="P30">5</text:p>
          </table:table-cell>
          <table:table-cell table:style-name="deposit-funds.A2" office:value-type="string">
            <text:p text:style-name="P28"/>
          </table:table-cell>
          <table:table-cell table:style-name="deposit-funds.C2" office:value-type="string">
            <text:p text:style-name="P28">The ATM processes the transaction and displays the updated account balance.</text:p>
          </table:table-cell>
        </table:table-row>
        <table:table-row>
          <table:table-cell table:style-name="deposit-funds.A2" office:value-type="string">
            <text:p text:style-name="P30">6</text:p>
          </table:table-cell>
          <table:table-cell table:style-name="deposit-funds.A2" office:value-type="string">
            <text:p text:style-name="P28"/>
          </table:table-cell>
          <table:table-cell table:style-name="deposit-funds.C2" office:value-type="string">
            <text:p text:style-name="P28">The ATM returns to the Main Menu.</text:p>
          </table:table-cell>
        </table:table-row>
      </table:table>
      <text:p text:style-name="P2"><text:span text:style-name="T1"/></text:p>
      <text:h text:style-name="P20" text:outline-level="2">Variation <text:span text:style-name="T12">#1</text:span></text:h>
      <text:list xml:id="list5728351367835070703" text:style-name="L4">
        <text:list-item>
          <text:p text:style-name="P7"><text:span text:style-name="T3">In step #4, the user enters an invalid entry.</text:span></text:p>
        </text:list-item>
        <text:list-item>
          <text:p text:style-name="P7"><text:span text:style-name="T3">An error message is displayed.</text:span></text:p>
          <text:list>
            <text:list-item>
              <text:p text:style-name="P7"><text:span text:style-name="T3">“</text:span><text:span text:style-name="T8">Invalid Entry – Unable to process transaction.”</text:span></text:p>
            </text:list-item>
          </text:list>
        </text:list-item>
        <text:list-item>
          <text:p text:style-name="P7"><text:span text:style-name="T3">Continue with step #3.</text:span></text:p>
        </text:list-item>
      </text:list>
      <text:h text:style-name="P22" text:outline-level="2">Variation #2</text:h>
      <text:list xml:id="list6511126892091772235" text:style-name="L5">
        <text:list-item>
          <text:p text:style-name="P8">In step #4, the user enters an invalid amount.</text:p>
        </text:list-item>
        <text:list-item>
          <text:p text:style-name="P8">An error message is displayed.</text:p>
          <text:list>
            <text:list-item>
              <text:p text:style-name="P8">“<text:span text:style-name="T15">Invalid Entry – Amount must be a dollar value between $1 - $200.”</text:span></text:p>
            </text:list-item>
          </text:list>
        </text:list-item>
        <text:list-item>
          <text:p text:style-name="P8">Continue with step #3.</text:p>
        </text:list-item>
      </text:list>
      <text:p text:style-name="P3"><text:span text:style-name="T2"/></text:p>
      <text:h text:style-name="P16" text:outline-level="1">Withdrawal Funds</text:h>
      <table:table table:name="withdrawal-funds" table:style-name="withdrawal-funds">
        <table:table-column table:style-name="withdrawal-funds.A" table:number-columns-repeated="3"/>
        <table:table-row>
          <table:table-cell table:style-name="withdrawal-funds.A1" office:value-type="string">
            <text:p text:style-name="P32">Step</text:p>
          </table:table-cell>
          <table:table-cell table:style-name="withdrawal-funds.A1" office:value-type="string">
            <text:p text:style-name="P32">User's Action</text:p>
          </table:table-cell>
          <table:table-cell table:style-name="withdrawal-funds.C1" office:value-type="string">
            <text:p text:style-name="P32">System Response</text:p>
          </table:table-cell>
        </table:table-row>
        <table:table-row>
          <table:table-cell table:style-name="withdrawal-funds.A2" office:value-type="string">
            <text:p text:style-name="P26">1</text:p>
          </table:table-cell>
          <table:table-cell table:style-name="withdrawal-funds.A2" office:value-type="string">
            <text:p text:style-name="P27">The account owner carries out Access Account.</text:p>
          </table:table-cell>
          <table:table-cell table:style-name="withdrawal-funds.C2" office:value-type="string">
            <text:p text:style-name="Table_20_Contents"/>
          </table:table-cell>
        </table:table-row>
        <table:table-row>
          <table:table-cell table:style-name="withdrawal-funds.A2" office:value-type="string">
            <text:p text:style-name="P26">2</text:p>
          </table:table-cell>
          <table:table-cell table:style-name="withdrawal-funds.A2" office:value-type="string">
            <text:p text:style-name="P29">The user selects Withdrawal Funds from the Main Menu.</text:p>
          </table:table-cell>
          <table:table-cell table:style-name="withdrawal-funds.C2" office:value-type="string">
            <text:p text:style-name="Table_20_Contents"/>
          </table:table-cell>
        </table:table-row>
        <table:table-row>
          <table:table-cell table:style-name="withdrawal-funds.A2" office:value-type="string">
            <text:p text:style-name="P26">3</text:p>
          </table:table-cell>
          <table:table-cell table:style-name="withdrawal-funds.A2" office:value-type="string">
            <text:p text:style-name="Table_20_Contents"/>
          </table:table-cell>
          <table:table-cell table:style-name="withdrawal-funds.C2" office:value-type="string">
            <text:p text:style-name="P29">The ATM requests the user for the amount to withdrawal.</text:p>
          </table:table-cell>
        </table:table-row>
        <table:table-row>
          <table:table-cell table:style-name="withdrawal-funds.A2" office:value-type="string">
            <text:p text:style-name="P26">4</text:p>
          </table:table-cell>
          <table:table-cell table:style-name="withdrawal-funds.A2" office:value-type="string">
            <text:p text:style-name="P29">The user enters an amount.</text:p>
          </table:table-cell>
          <table:table-cell table:style-name="withdrawal-funds.C2" office:value-type="string">
            <text:p text:style-name="Table_20_Contents"/>
          </table:table-cell>
        </table:table-row>
        <text:soft-page-break/>
        <table:table-row>
          <table:table-cell table:style-name="withdrawal-funds.A2" office:value-type="string">
            <text:p text:style-name="P30">5</text:p>
          </table:table-cell>
          <table:table-cell table:style-name="withdrawal-funds.A2" office:value-type="string">
            <text:p text:style-name="P29"/>
          </table:table-cell>
          <table:table-cell table:style-name="withdrawal-funds.C2" office:value-type="string">
            <text:p text:style-name="P29">The ATM processes the transaction and displays the updated account balance.</text:p>
          </table:table-cell>
        </table:table-row>
        <table:table-row>
          <table:table-cell table:style-name="withdrawal-funds.A2" office:value-type="string">
            <text:p text:style-name="P30">6</text:p>
          </table:table-cell>
          <table:table-cell table:style-name="withdrawal-funds.A2" office:value-type="string">
            <text:p text:style-name="P29"/>
          </table:table-cell>
          <table:table-cell table:style-name="withdrawal-funds.C2" office:value-type="string">
            <text:p text:style-name="P29">The ATM returns to the main menu.</text:p>
          </table:table-cell>
        </table:table-row>
      </table:table>
      <text:h text:style-name="P21" text:outline-level="2"><text:span text:style-name="T10">V</text:span>ariation #1</text:h>
      <text:list xml:id="list1780438738589529481" text:style-name="L6">
        <text:list-item>
          <text:p text:style-name="P11"><text:span text:style-name="T6">I</text:span><text:span text:style-name="T3">n step #4, the user enters an invalid entry.</text:span></text:p>
        </text:list-item>
        <text:list-item>
          <text:p text:style-name="P11"><text:span text:style-name="T3">An error message is displayed.</text:span></text:p>
          <text:list>
            <text:list-item>
              <text:p text:style-name="P9"><text:span text:style-name="T3">“</text:span><text:span text:style-name="T9">Invalid</text:span><text:span text:style-name="T8"> Entry – Unable to process transaction.”</text:span></text:p>
            </text:list-item>
          </text:list>
        </text:list-item>
        <text:list-item>
          <text:p text:style-name="P11"><text:span text:style-name="T3">Continue with step #3.</text:span></text:p>
        </text:list-item>
      </text:list>
      <text:h text:style-name="P23" text:outline-level="2">Variation #2</text:h>
      <text:list xml:id="list6876543527992691016" text:style-name="L7">
        <text:list-item>
          <text:p text:style-name="P12">In step #4, the user enters an invalid amount.</text:p>
        </text:list-item>
        <text:list-item>
          <text:p text:style-name="P12">An error message is displayed.</text:p>
          <text:list>
            <text:list-item>
              <text:p text:style-name="P10">“<text:span text:style-name="T15">Invalid Entry – Amount must be a dollar value between $1 - $200.”</text:span></text:p>
            </text:list-item>
          </text:list>
        </text:list-item>
        <text:list-item>
          <text:p text:style-name="P12">Continue with step #3.</text:p>
        </text:list-item>
      </text:list>
      <text:h text:style-name="P24" text:outline-level="2">Variation #3</text:h>
      <text:list xml:id="list3922569139467427461" text:style-name="L8">
        <text:list-item>
          <text:p text:style-name="P13">In step #5, the account has an insufficient amount of available funds.</text:p>
        </text:list-item>
        <text:list-item>
          <text:p text:style-name="P13">An error message is displayed.</text:p>
          <text:list>
            <text:list-item>
              <text:p text:style-name="P13">“<text:span text:style-name="T16">Invalid Entry – Insufficient available funds to complete transaction.”</text:span></text:p>
            </text:list-item>
          </text:list>
        </text:list-item>
        <text:list-item>
          <text:p text:style-name="P13">Continue with step #3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2T13:26:11.288804816</meta:creation-date>
    <meta:generator>LibreOffice/5.0.1.2.0$Linux_X86_64 LibreOffice_project/00m0$Build-2</meta:generator>
    <dc:date>2015-09-12T15:33:00.336333268</dc:date>
    <meta:editing-duration>PT30M3S</meta:editing-duration>
    <meta:editing-cycles>5</meta:editing-cycles>
    <meta:document-statistic meta:table-count="3" meta:image-count="0" meta:object-count="0" meta:page-count="3" meta:paragraph-count="82" meta:word-count="415" meta:character-count="2292" meta:non-whitespace-character-count="1952"/>
  </office:meta>
</office:document-meta>
</file>